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428cm" fo:min-width="2.678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5cm" fo:min-width="6.5cm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126cm" fo:min-width="3.25cm" loext:decorative="false"/>
      <style:paragraph-properties style:writing-mode="lr-tb"/>
    </style:style>
    <style:style style:name="gr4" style:family="graphic" style:parent-style-name="objectwithoutfill">
      <style:graphic-properties draw:marker-end="Стили_20_стрелок_20_1" draw:marker-end-width="0.3cm" draw:fill="none" draw:textarea-vertical-align="middle" loext:decorative="false"/>
    </style:style>
    <style:style style:name="gr5" style:family="graphic" style:parent-style-name="objectwithoutfill">
      <style:graphic-properties draw:marker-end="Стили_20_стрелок_20_2" draw:marker-end-width="0.3cm" draw:fill="none" draw:textarea-vertical-align="middle" loext:decorative="false"/>
    </style:style>
    <style:style style:name="gr6" style:family="graphic" style:parent-style-name="objectwithoutfill">
      <style:graphic-properties draw:marker-end="Стили_20_стрелок_20_3" draw:marker-end-width="0.3cm" draw:fill="none" draw:textarea-vertical-align="middle" loext:decorative="false"/>
    </style:style>
    <style:style style:name="gr7" style:family="graphic" style:parent-style-name="objectwithoutfill">
      <style:graphic-properties draw:marker-end="Стили_20_стрелок_20_4" draw:marker-end-width="0.3cm" draw:fill="none" draw:textarea-vertical-align="middle" loext:decorative="false"/>
    </style:style>
    <style:style style:name="gr8" style:family="graphic" style:parent-style-name="objectwithoutfill">
      <style:graphic-properties draw:marker-end="Стили_20_стрелок_20_5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Стили_20_стрелок_20_6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end="Стили_20_стрелок_20_7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end="Стили_20_стрелок_20_8" draw:marker-end-width="0.3cm" draw:fill="none" draw:textarea-vertical-align="middle" loext:decorative="false"/>
    </style:style>
    <style:style style:name="gr12" style:family="graphic" style:parent-style-name="objectwithoutfill">
      <style:graphic-properties draw:marker-end="Стили_20_стрелок_20_9" draw:marker-end-width="0.3cm" draw:fill="none" draw:textarea-vertical-align="middle" loext:decorative="false"/>
    </style:style>
    <style:style style:name="gr13" style:family="graphic" style:parent-style-name="objectwithoutfill">
      <style:graphic-properties draw:fill="none" draw:textarea-vertical-align="middle" loext:decorative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3.25cm" svg:height="0.75cm" svg:x="8.5cm" svg:y="1.75cm">
          <text:p text:style-name="P1">начало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1" draw:text-style-name="P1" draw:layer="layout" svg:width="3.25cm" svg:height="0.75cm" svg:x="9cm" svg:y="23.5cm">
          <text:p text:style-name="P1">конец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2" draw:text-style-name="P1" draw:layer="layout" svg:width="7cm" svg:height="1.75cm" svg:x="6.75cm" svg:y="3.25cm">
          <text:p text:style-name="P1">Анализ предметной области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cm" svg:height="1.75cm" svg:x="6.75cm" svg:y="3.25cm">
          <text:p text:style-name="P1">Анализ предметной области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cm" svg:height="1.75cm" svg:x="6.75cm" svg:y="5.5cm">
          <text:p text:style-name="P1">Разработка базы данных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cm" svg:height="1.75cm" svg:x="6.75cm" svg:y="7.75cm">
          <text:p text:style-name="P1">Разработка экрана авторизации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cm" svg:height="1.75cm" svg:x="6.75cm" svg:y="10cm">
          <text:p text:style-name="P1">Разработка главного экрана 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cm" svg:height="1.75cm" svg:x="6.75cm" svg:y="12.25cm">
          <text:p text:style-name="P1">Отладка модуля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5cm" svg:height="2.75cm" svg:x="6.75cm" svg:y="15cm">
          <text:p text:style-name="P1">Успешно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7cm" svg:height="1.75cm" svg:x="7cm" svg:y="18.5cm">
          <text:p text:style-name="P1">Разработка страниц взаимодействия с товаром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cm" svg:height="1.75cm" svg:x="6.75cm" svg:y="12.25cm">
          <text:p text:style-name="P1">Отладка модуля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cm" svg:height="1.75cm" svg:x="7cm" svg:y="20.75cm">
          <text:p text:style-name="P1">Разработка страниц взаимодействия с заказами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0.25cm" svg:y1="2.5cm" svg:x2="10.25cm" svg:y2="3.25cm">
          <text:p/>
        </draw:line>
        <draw:line draw:style-name="gr5" draw:text-style-name="P2" draw:layer="layout" svg:x1="10.25cm" svg:y1="5cm" svg:x2="10.25cm" svg:y2="5.5cm">
          <text:p/>
        </draw:line>
        <draw:line draw:style-name="gr6" draw:text-style-name="P2" draw:layer="layout" svg:x1="10.25cm" svg:y1="7.25cm" svg:x2="10.25cm" svg:y2="7.75cm">
          <text:p/>
        </draw:line>
        <draw:line draw:style-name="gr7" draw:text-style-name="P2" draw:layer="layout" svg:x1="10.25cm" svg:y1="9.5cm" svg:x2="10.25cm" svg:y2="10.25cm">
          <text:p/>
        </draw:line>
        <draw:line draw:style-name="gr8" draw:text-style-name="P2" draw:layer="layout" svg:x1="10.25cm" svg:y1="11.75cm" svg:x2="10.25cm" svg:y2="12.5cm">
          <text:p/>
        </draw:line>
        <draw:line draw:style-name="gr9" draw:text-style-name="P2" draw:layer="layout" svg:x1="10.5cm" svg:y1="14cm" svg:x2="10.5cm" svg:y2="15cm">
          <text:p/>
        </draw:line>
        <draw:line draw:style-name="gr10" draw:text-style-name="P2" draw:layer="layout" svg:x1="10.5cm" svg:y1="17.75cm" svg:x2="10.5cm" svg:y2="18.5cm">
          <text:p/>
        </draw:line>
        <draw:line draw:style-name="gr11" draw:text-style-name="P2" draw:layer="layout" svg:x1="10.5cm" svg:y1="20.25cm" svg:x2="10.5cm" svg:y2="21cm">
          <text:p/>
        </draw:line>
        <draw:line draw:style-name="gr12" draw:text-style-name="P2" draw:layer="layout" svg:x1="10.5cm" svg:y1="22.5cm" svg:x2="10.5cm" svg:y2="23.5cm">
          <text:p/>
        </draw:line>
        <draw:path draw:style-name="gr13" draw:text-style-name="P2" draw:layer="layout" svg:width="6.999cm" svg:height="8.749cm" draw:transform="rotate (-3.14159265358979) translate (10.25cm 16.25cm)" svg:viewBox="0 0 7000 8750" svg:d="M3267 0c3733 0 3733 0 3733 0v8750h-7000">
          <text:p/>
        </draw:path>
        <draw:frame draw:style-name="gr14" draw:text-style-name="P3" draw:layer="layout" svg:width="1.476cm" svg:height="0.962cm" svg:x="5cm" svg:y="15.75cm">
          <draw:text-box>
            <text:p>нет</text:p>
          </draw:text-box>
        </draw:frame>
        <draw:frame draw:style-name="gr14" draw:text-style-name="P3" draw:layer="layout" svg:width="1.226cm" svg:height="0.962cm" svg:x="11.25cm" svg:y="17.538cm">
          <draw:text-box>
            <text:p>да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marker draw:name="Стили_20_стрелок_20_4" draw:display-name="Стили стрелок 4" svg:viewBox="0 0 20 20" svg:d="M0 20l10-20 10 20z"/>
    <draw:marker draw:name="Стили_20_стрелок_20_5" draw:display-name="Стили стрелок 5" svg:viewBox="0 0 20 20" svg:d="M0 20l10-20 10 20z"/>
    <draw:marker draw:name="Стили_20_стрелок_20_6" draw:display-name="Стили стрелок 6" svg:viewBox="0 0 20 20" svg:d="M0 20l10-20 10 20z"/>
    <draw:marker draw:name="Стили_20_стрелок_20_7" draw:display-name="Стили стрелок 7" svg:viewBox="0 0 20 20" svg:d="M0 20l10-20 10 20z"/>
    <draw:marker draw:name="Стили_20_стрелок_20_8" draw:display-name="Стили стрелок 8" svg:viewBox="0 0 20 20" svg:d="M0 20l10-20 10 20z"/>
    <draw:marker draw:name="Стили_20_стрелок_20_9" draw:display-name="Стили стрелок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25T19:18:51.934361817</meta:creation-date>
    <dc:date>2026-04-25T19:24:28.922697252</dc:date>
    <meta:editing-duration>PT5M38S</meta:editing-duration>
    <meta:editing-cycles>1</meta:editing-cycles>
    <meta:document-statistic meta:object-count="24"/>
    <meta:generator>LibreOffice/25.8.6.2$Linux_X86_64 LibreOffice_project/a46b460d1686bb49c718d2ef5f88b83ff2dc4981</meta:generator>
  </office:meta>
</office:document-meta>
</file>